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513cm"/>
    </style:style>
    <style:style style:name="gr2" style:family="graphic" style:parent-style-name="standard">
      <style:graphic-properties draw:stroke="dash" draw:stroke-dash="Fine_20_Dashed_20__28_var_29_" draw:fill="solid" draw:fill-color="#e6e6e6" fo:min-height="1.025cm"/>
    </style:style>
    <style:style style:name="gr3" style:family="graphic" style:parent-style-name="standard">
      <style:graphic-properties draw:stroke="solid" svg:stroke-color="#000000" draw:fill="solid" draw:fill-color="#ffffcc" fo:min-height="0.513cm"/>
    </style:style>
    <style:style style:name="gr4" style:family="graphic" style:parent-style-name="standard">
      <style:graphic-properties draw:stroke="dash" draw:stroke-dash="Fine_20_Dashed_20__28_var_29_" draw:fill="solid" draw:fill-color="#ffff66" fo:min-height="1.02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1.025cm"/>
    </style:style>
    <style:style style:name="gr7" style:family="graphic" style:parent-style-name="standard">
      <style:graphic-properties draw:stroke="dash" draw:stroke-dash="Fine_20_Dashed_20__28_var_29_" draw:fill="solid" draw:fill-color="#e6e6e6" fo:min-height="1.038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standard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svg:stroke-color="#000000" draw:fill="solid" draw:fill-color="#ffffcc" fo:min-height="0.513cm"/>
    </style:style>
    <style:style style:name="gr11" style:family="graphic" style:parent-style-name="standard">
      <style:graphic-properties draw:stroke="dash" draw:stroke-dash="Fine_20_Dashed_20__28_var_29_" svg:stroke-color="#000000" draw:fill="none" draw:fill-color="#ffffff" fo:min-height="0.513cm"/>
    </style:style>
    <style:style style:name="gr12" style:family="graphic" style:parent-style-name="standard">
      <style:graphic-properties draw:stroke="dash" draw:stroke-dash="Fine_20_Dashed_20__28_var_29_" draw:fill="solid" draw:fill-color="#ffff66" fo:min-height="1.0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64cm"/>
    </style:style>
    <style:style style:name="gr14" style:family="graphic" style:parent-style-name="standard">
      <style:graphic-properties draw:stroke="dash" draw:stroke-dash="Fine_20_Dashed_20__28_var_29_" draw:fill="solid" draw:fill-color="#99ccff" fo:min-height="1.025cm"/>
    </style:style>
    <style:style style:name="gr1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ff" draw:fill="none" draw:fill-color="#ffffff" fo:min-height="0.513cm"/>
    </style:style>
    <style:style style:name="gr17" style:family="graphic" style:parent-style-name="standard">
      <style:graphic-properties draw:stroke="dash" draw:stroke-dash="Fine_20_Dashed_20__28_var_29_" svg:stroke-color="#0000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3cm" fo:min-width="2.576cm"/>
    </style:style>
    <style:style style:name="gr20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1" style:family="graphic" style:parent-style-name="standard">
      <style:graphic-properties draw:stroke="solid" draw:fill="none" draw:fill-color="#ffffff" fo:min-height="1.025cm"/>
    </style:style>
    <style:style style:name="gr22" style:family="graphic" style:parent-style-name="standard">
      <style:graphic-properties draw:stroke="dash" draw:stroke-dash="Fine_20_Dashed_20__28_var_29_" draw:fill="solid" draw:fill-color="#e6e6e6" fo:min-height="0.513cm"/>
    </style:style>
    <style:style style:name="gr23" style:family="graphic" style:parent-style-name="standard">
      <style:graphic-properties draw:stroke="solid" draw:fill="solid" draw:fill-color="#ffffcc" fo:min-height="1.025cm"/>
    </style:style>
    <style:style style:name="gr24" style:family="graphic" style:parent-style-name="standard">
      <style:graphic-properties draw:stroke="dash" draw:stroke-dash="Fine_20_Dashed_20__28_var_29_" draw:fill="solid" draw:fill-color="#ffff66" fo:min-height="0.513cm"/>
    </style:style>
    <style:style style:name="gr25" style:family="graphic" style:parent-style-name="standard">
      <style:graphic-properties draw:marker-end="Arrow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5cm"/>
    </style:style>
    <style:style style:name="gr2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0000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184cm"/>
    </style:style>
    <style:style style:name="gr30" style:family="graphic" style:parent-style-name="standard">
      <style:graphic-properties draw:stroke="dash" draw:stroke-dash="Fine_20_Dashed_20__28_var_29_" draw:fill="solid" draw:fill-color="#e6e6e6" fo:min-height="1cm"/>
    </style:style>
    <style:style style:name="gr31" style:family="graphic" style:parent-style-name="standard">
      <style:graphic-properties draw:stroke="solid" svg:stroke-color="#000000" draw:fill="solid" draw:fill-color="#e6e6ff" fo:min-height="0.513cm"/>
    </style:style>
    <style:style style:name="gr32" style:family="graphic" style:parent-style-name="standard">
      <style:graphic-properties draw:stroke="dash" draw:stroke-dash="Fine_20_Dashed_20__28_var_29_" draw:fill="solid" draw:fill-color="#ffff66" fo:min-height="1.037cm"/>
    </style:style>
    <style:style style:name="gr33" style:family="graphic" style:parent-style-name="standard">
      <style:graphic-properties draw:stroke="solid" svg:stroke-color="#000000" draw:fill="solid" draw:fill-color="#ccffff" fo:min-height="0.513cm"/>
    </style:style>
    <style:style style:name="gr34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13cm" fo:min-width="2.94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solid" draw:fill-color="#e6e6ff" fo:min-height="1cm"/>
    </style:style>
    <style:style style:name="gr38" style:family="graphic" style:parent-style-name="standard">
      <style:graphic-properties draw:stroke="none" svg:stroke-color="#000000" draw:fill="solid" draw:fill-color="#ccffff" fo:min-height="1cm"/>
    </style:style>
    <style:style style:name="gr39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13cm" fo:min-width="1.94cm"/>
    </style:style>
    <style:style style:name="gr40" style:family="graphic" style:parent-style-name="standard">
      <style:graphic-properties draw:stroke="solid" svg:stroke-color="#000000" draw:fill="solid" draw:fill-color="#ffcc99" fo:min-height="0.513cm"/>
    </style:style>
    <style:style style:name="gr41" style:family="graphic" style:parent-style-name="standard">
      <style:graphic-properties draw:stroke="solid" svg:stroke-color="#000000" draw:fill="solid" draw:fill-color="#00cccc" fo:min-height="0.513cm"/>
    </style:style>
    <style:style style:name="gr42" style:family="graphic" style:parent-style-name="standard">
      <style:graphic-properties draw:stroke="none" svg:stroke-color="#000000" draw:fill="solid" draw:fill-color="#ffcc99" fo:min-height="1cm"/>
    </style:style>
    <style:style style:name="gr43" style:family="graphic" style:parent-style-name="standard">
      <style:graphic-properties draw:stroke="none" svg:stroke-color="#000000" draw:fill="solid" draw:fill-color="#00cccc" fo:min-height="1cm"/>
    </style:style>
    <style:style style:name="gr44" style:family="graphic" style:parent-style-name="standard">
      <style:graphic-properties draw:stroke="solid" svg:stroke-color="#000000" draw:fill="none" draw:fill-color="#ffffff" fo:min-height="1.5cm"/>
    </style:style>
    <style:style style:name="gr45" style:family="graphic" style:parent-style-name="standard">
      <style:graphic-properties draw:stroke="solid" svg:stroke-color="#000000" draw:fill="none" draw:fill-color="#ffffff" fo:min-height="0.5cm"/>
    </style:style>
    <style:style style:name="gr46" style:family="graphic" style:parent-style-name="standard">
      <style:graphic-properties draw:stroke="none" svg:stroke-color="#000000" draw:fill="none" draw:fill-color="#ffffff" fo:min-height="0.5cm"/>
    </style:style>
    <style:style style:name="gr4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weight="bold"/>
    </style:style>
    <style:style style:name="P6" style:family="paragraph">
      <style:paragraph-properties fo:margin-left="0cm" fo:margin-right="0cm" fo:text-indent="0cm"/>
      <style:text-properties fo:color="#0000ff"/>
    </style:style>
    <style:style style:name="P7" style:family="paragraph">
      <style:text-properties fo:color="#0000ff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color="#0000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id="id29" draw:layer="layout" svg:width="2.5cm" svg:height="0.513cm" svg:x="3.194cm" svg:y="6.486cm">
          <draw:text-box>
            <text:p text:style-name="P1"><text:span text:style-name="T1">mtab</text:span></text:p>
          </draw:text-box>
        </draw:frame>
        <draw:frame draw:style-name="gr2" draw:text-style-name="P3" draw:id="id7" draw:layer="layout" svg:width="2.5cm" svg:height="1.025cm" svg:x="3.194cm" svg:y="5.486cm">
          <draw:text-box>
            <text:p text:style-name="P3">NOMObject</text:p>
            <text:p text:style-name="P3">0xb5a90</text:p>
          </draw:text-box>
        </draw:frame>
        <draw:frame draw:style-name="gr1" draw:text-style-name="P2" draw:id="id1" draw:layer="layout" svg:width="2.5cm" svg:height="0.513cm" svg:x="10.694cm" svg:y="6.524cm">
          <draw:text-box>
            <text:p text:style-name="P1"><text:span text:style-name="T1">classObject</text:span></text:p>
          </draw:text-box>
        </draw:frame>
        <draw:frame draw:style-name="gr1" draw:text-style-name="P2" draw:layer="layout" svg:width="2.5cm" svg:height="0.513cm" svg:x="10.694cm" svg:y="9.999cm">
          <draw:text-box>
            <text:p text:style-name="P1"><text:span text:style-name="T1">entries[1]</text:span></text:p>
          </draw:text-box>
        </draw:frame>
        <draw:frame draw:style-name="gr1" draw:text-style-name="P2" draw:layer="layout" svg:width="2.5cm" svg:height="0.513cm" svg:x="10.694cm" svg:y="10.499cm">
          <draw:text-box>
            <text:p text:style-name="P1"><text:span text:style-name="T1">...</text:span></text:p>
          </draw:text-box>
        </draw:frame>
        <draw:frame draw:style-name="gr3" draw:text-style-name="P2" draw:id="id3" draw:layer="layout" svg:width="2.5cm" svg:height="0.513cm" svg:x="18.694cm" svg:y="6.999cm">
          <draw:text-box>
            <text:p text:style-name="P1"><text:span text:style-name="T1">mtab</text:span></text:p>
          </draw:text-box>
        </draw:frame>
        <draw:frame draw:style-name="gr4" draw:text-style-name="P3" draw:id="id2" draw:layer="layout" svg:width="2.5cm" svg:height="1.025cm" svg:x="18.694cm" svg:y="5.999cm">
          <draw:text-box>
            <text:p text:style-name="P3">_NOMObject</text:p>
            <text:p text:style-name="P3">0xa0210</text:p>
          </draw:text-box>
        </draw:frame>
        <draw:connector draw:style-name="gr5" draw:text-style-name="P4" draw:layer="layout" draw:line-skew="-0.25cm" svg:x1="13.194cm" svg:y1="6.78cm" svg:x2="18.694cm" svg:y2="6.511cm" draw:start-shape="id1" draw:start-glue-point="1" draw:end-shape="id2">
          <text:p text:style-name="P3"/>
        </draw:connector>
        <draw:frame draw:style-name="gr3" draw:text-style-name="P2" draw:id="id14" draw:layer="layout" svg:width="2.5cm" svg:height="0.513cm" svg:x="24.194cm" svg:y="9.935cm">
          <draw:text-box>
            <text:p text:style-name="P1"><text:span text:style-name="T1">classObject</text:span></text:p>
          </draw:text-box>
        </draw:frame>
        <draw:frame draw:style-name="gr3" draw:text-style-name="P2" draw:layer="layout" svg:width="2.5cm" svg:height="0.513cm" svg:x="24.194cm" svg:y="12.448cm">
          <draw:text-box>
            <text:p text:style-name="P1"><text:span text:style-name="T1">entries[1]</text:span></text:p>
          </draw:text-box>
        </draw:frame>
        <draw:frame draw:style-name="gr3" draw:text-style-name="P2" draw:layer="layout" svg:width="2.5cm" svg:height="0.513cm" svg:x="24.194cm" svg:y="12.948cm">
          <draw:text-box>
            <text:p text:style-name="P1"><text:span text:style-name="T1">...</text:span></text:p>
          </draw:text-box>
        </draw:frame>
        <draw:connector draw:style-name="gr5" draw:text-style-name="P4" draw:layer="layout" svg:x1="21.194cm" svg:y1="7.255cm" svg:x2="25.444cm" svg:y2="8.897cm" draw:start-shape="id3" draw:start-glue-point="1" draw:end-shape="id4" draw:end-glue-point="0">
          <text:p text:style-name="P3"/>
        </draw:connector>
        <draw:frame draw:style-name="gr4" draw:text-style-name="P3" draw:id="id15" draw:layer="layout" svg:width="2.5cm" svg:height="1.025cm" svg:x="24.194cm" svg:y="14.461cm">
          <draw:text-box>
            <text:p text:style-name="P3">NOMClass</text:p>
            <text:p text:style-name="P3">0xa0410</text:p>
          </draw:text-box>
        </draw:frame>
        <draw:frame draw:style-name="gr3" draw:text-style-name="P2" draw:layer="layout" svg:width="2.5cm" svg:height="0.513cm" svg:x="18.694cm" svg:y="7.499cm">
          <draw:text-box>
            <text:p text:style-name="P1"><text:span text:style-name="T1">...</text:span></text:p>
          </draw:text-box>
        </draw:frame>
        <draw:frame draw:style-name="gr3" draw:text-style-name="P2" draw:id="id11" draw:layer="layout" svg:width="2.5cm" svg:height="0.513cm" svg:x="18.694cm" svg:y="8.012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4.194cm" svg:y="11.448cm">
          <draw:text-box>
            <text:p text:style-name="P1"><text:span text:style-name="T1">...</text:span></text:p>
          </draw:text-box>
        </draw:frame>
        <draw:frame draw:style-name="gr6" draw:text-style-name="P2" draw:layer="layout" svg:width="2.5cm" svg:height="1.025cm" svg:x="10.694cm" svg:y="7.999cm">
          <draw:text-box>
            <text:p text:style-name="P1"><text:span text:style-name="T1">InstanceSize</text:span></text:p>
            <text:p text:style-name="P1"><text:span text:style-name="T1">=4</text:span></text:p>
          </draw:text-box>
        </draw:frame>
        <draw:frame draw:style-name="gr1" draw:text-style-name="P2" draw:id="id23" draw:layer="layout" svg:width="2.5cm" svg:height="0.513cm" svg:x="10.694cm" svg:y="9.499cm">
          <draw:text-box>
            <text:p text:style-name="P1"><text:span text:style-name="T1">entries[0]</text:span></text:p>
          </draw:text-box>
        </draw:frame>
        <draw:frame draw:style-name="gr3" draw:text-style-name="P2" draw:id="id28" draw:layer="layout" svg:width="2.5cm" svg:height="0.513cm" svg:x="24.194cm" svg:y="11.948cm">
          <draw:text-box>
            <text:p text:style-name="P1"><text:span text:style-name="T1">entries[0]</text:span></text:p>
          </draw:text-box>
        </draw:frame>
        <draw:frame draw:style-name="gr7" draw:text-style-name="P3" draw:id="id22" draw:layer="layout" svg:width="2.5cm" svg:height="1.038cm" svg:x="10.694cm" svg:y="5.499cm">
          <draw:text-box>
            <text:p text:style-name="P3">mtab</text:p>
            <text:p text:style-name="P3">0xa0710</text:p>
          </draw:text-box>
        </draw:frame>
        <draw:frame draw:style-name="gr1" draw:text-style-name="P2" draw:id="id24" draw:layer="layout" svg:width="2.5cm" svg:height="0.513cm" svg:x="10.694cm" svg:y="7.024cm">
          <draw:text-box>
            <text:p text:style-name="P1"><text:span text:style-name="T1">classInfo</text:span></text:p>
          </draw:text-box>
        </draw:frame>
        <draw:frame draw:style-name="gr1" draw:text-style-name="P2" draw:id="id5" draw:layer="layout" svg:width="2.5cm" svg:height="0.513cm" svg:x="10.694cm" svg:y="7.524cm">
          <draw:text-box>
            <text:p text:style-name="P1"><text:span text:style-name="T1">className</text:span></text:p>
          </draw:text-box>
        </draw:frame>
        <draw:connector draw:style-name="gr5" draw:text-style-name="P4" draw:layer="layout" draw:line-skew="-0.5cm" svg:x1="10.694cm" svg:y1="7.78cm" svg:x2="6.694cm" svg:y2="11.755cm" draw:start-shape="id5" draw:start-glue-point="3" draw:end-shape="id6">
          <text:p text:style-name="P3"/>
        </draw:connector>
        <draw:frame draw:style-name="gr8" draw:text-style-name="P3" draw:id="id8" draw:layer="layout" svg:width="4.5cm" svg:height="0.513cm" svg:x="0.194cm" svg:y="9.486cm">
          <draw:text-box>
            <text:p text:style-name="P3">somGetClassName()</text:p>
          </draw:text-box>
        </draw:frame>
        <draw:connector draw:style-name="gr9" draw:text-style-name="P4" draw:layer="layout" svg:x1="3.194cm" svg:y1="5.998cm" svg:x2="2.444cm" svg:y2="9.486cm" draw:start-shape="id7" draw:start-glue-point="3" draw:end-shape="id8" draw:end-glue-point="0">
          <text:p text:style-name="P3"/>
        </draw:connector>
        <draw:frame draw:style-name="gr3" draw:text-style-name="P2" draw:id="id26" draw:layer="layout" svg:width="2.5cm" svg:height="0.513cm" svg:x="24.194cm" svg:y="10.448cm">
          <draw:text-box>
            <text:p text:style-name="P1"><text:span text:style-name="T1">classInfo</text:span></text:p>
          </draw:text-box>
        </draw:frame>
        <draw:frame draw:style-name="gr3" draw:text-style-name="P2" draw:id="id9" draw:layer="layout" svg:width="2.5cm" svg:height="0.513cm" svg:x="24.194cm" svg:y="10.948cm">
          <draw:text-box>
            <text:p text:style-name="P1"><text:span text:style-name="T1">className</text:span></text:p>
          </draw:text-box>
        </draw:frame>
        <draw:frame draw:style-name="gr10" draw:text-style-name="P3" draw:id="id10" draw:layer="layout" svg:width="2.5cm" svg:height="0.513cm" svg:x="18.694cm" svg:y="14.499cm">
          <draw:text-box>
            <text:p text:style-name="P3">„NOMClass“</text:p>
          </draw:text-box>
        </draw:frame>
        <draw:connector draw:style-name="gr5" draw:text-style-name="P4" draw:layer="layout" draw:line-skew="-0.25cm" svg:x1="24.194cm" svg:y1="11.204cm" svg:x2="21.194cm" svg:y2="14.755cm" draw:start-shape="id9" draw:start-glue-point="3" draw:end-shape="id10">
          <text:p text:style-name="P3"/>
        </draw:connector>
        <draw:frame draw:style-name="gr8" draw:text-style-name="P3" draw:id="id12" draw:layer="layout" svg:width="3.5cm" svg:height="0.513cm" svg:x="18.194cm" svg:y="12.986cm">
          <draw:text-box>
            <text:p text:style-name="P3">nomGetClassName()</text:p>
          </draw:text-box>
        </draw:frame>
        <draw:connector draw:style-name="gr5" draw:text-style-name="P4" draw:layer="layout" svg:x1="19.944cm" svg:y1="8.525cm" svg:x2="19.944cm" svg:y2="12.986cm" draw:start-shape="id11" draw:start-glue-point="2" draw:end-shape="id12">
          <text:p text:style-name="P3"/>
        </draw:connector>
        <draw:connector draw:style-name="gr5" draw:text-style-name="P4" draw:layer="layout" svg:x1="19.944cm" svg:y1="13.499cm" svg:x2="19.944cm" svg:y2="14.499cm" draw:start-shape="id12" draw:start-glue-point="2" draw:end-shape="id10" draw:end-glue-point="0">
          <text:p text:style-name="P3"/>
        </draw:connector>
        <draw:frame draw:style-name="gr8" draw:text-style-name="P3" draw:id="id13" draw:layer="layout" svg:width="3cm" svg:height="0.513cm" svg:x="13.194cm" svg:y="11.499cm">
          <draw:text-box>
            <text:p text:style-name="P3">nomGetName()</text:p>
          </draw:text-box>
        </draw:frame>
        <draw:frame draw:style-name="gr11" draw:text-style-name="P3" draw:id="id6" draw:layer="layout" svg:width="3cm" svg:height="0.513cm" svg:x="3.694cm" svg:y="11.499cm">
          <draw:text-box>
            <text:p text:style-name="P3">„NOMObject“</text:p>
          </draw:text-box>
        </draw:frame>
        <draw:connector draw:style-name="gr9" draw:text-style-name="P4" draw:layer="layout" svg:x1="19.944cm" svg:y1="8.525cm" svg:x2="16.194cm" svg:y2="11.755cm" draw:start-shape="id11" draw:start-glue-point="2" draw:end-shape="id13" draw:end-glue-point="1">
          <text:p text:style-name="P3"/>
        </draw:connector>
        <draw:connector draw:style-name="gr5" draw:text-style-name="P4" draw:layer="layout" svg:x1="13.194cm" svg:y1="11.755cm" svg:x2="6.694cm" svg:y2="11.755cm" draw:start-shape="id13" draw:start-glue-point="3" draw:end-shape="id6" draw:end-glue-point="1">
          <text:p text:style-name="P3"/>
        </draw:connector>
        <draw:connector draw:style-name="gr5" draw:text-style-name="P4" draw:layer="layout" svg:x1="2.444cm" svg:y1="9.999cm" svg:x2="3.694cm" svg:y2="11.755cm" draw:start-shape="id8" draw:start-glue-point="2" draw:end-shape="id6" draw:end-glue-point="3">
          <text:p text:style-name="P3"/>
        </draw:connector>
        <draw:frame draw:style-name="gr3" draw:text-style-name="P2" draw:id="id16" draw:layer="layout" svg:width="2.5cm" svg:height="0.513cm" svg:x="24.194cm" svg:y="15.486cm">
          <draw:text-box>
            <text:p text:style-name="P1"><text:span text:style-name="T1">mtab</text:span></text:p>
          </draw:text-box>
        </draw:frame>
        <draw:frame draw:style-name="gr3" draw:text-style-name="P2" draw:layer="layout" svg:width="2.5cm" svg:height="0.513cm" svg:x="24.194cm" svg:y="16.486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draw:transform="rotate (3.1415926535892) translate (26.694cm 16.499cm)">
          <draw:text-box>
            <text:p text:style-name="P1"><text:span text:style-name="T1">...</text:span></text:p>
          </draw:text-box>
        </draw:frame>
        <draw:connector draw:style-name="gr5" draw:text-style-name="P4" draw:layer="layout" draw:line-skew="1cm" svg:x1="26.694cm" svg:y1="10.191cm" svg:x2="26.694cm" svg:y2="14.973cm" draw:start-shape="id14" draw:start-glue-point="1" draw:end-shape="id15">
          <text:p text:style-name="P3"/>
        </draw:connector>
        <draw:frame draw:style-name="gr12" draw:text-style-name="P3" draw:id="id4" draw:layer="layout" svg:width="2.5cm" svg:height="1.038cm" svg:x="24.194cm" svg:y="8.897cm">
          <draw:text-box>
            <text:p text:style-name="P3">mtab</text:p>
            <text:p text:style-name="P3">0xa0c10</text:p>
          </draw:text-box>
        </draw:frame>
        <draw:connector draw:style-name="gr5" draw:text-style-name="P4" draw:layer="layout" draw:line-skew="-0.5cm" svg:x1="24.194cm" svg:y1="15.742cm" svg:x2="24.194cm" svg:y2="9.416cm" draw:start-shape="id16" draw:start-glue-point="3" draw:end-shape="id4">
          <text:p text:style-name="P3"/>
        </draw:connector>
        <draw:frame draw:style-name="gr8" draw:text-style-name="P3" draw:id="id17" draw:layer="layout" svg:width="3.044cm" svg:height="0.513cm" svg:x="8.194cm" svg:y="3.999cm">
          <draw:text-box>
            <text:p text:style-name="P3">nomGetClass()</text:p>
          </draw:text-box>
        </draw:frame>
        <draw:connector draw:style-name="gr9" draw:text-style-name="P4" draw:layer="layout" svg:x1="4.444cm" svg:y1="5.486cm" svg:x2="8.194cm" svg:y2="4.255cm" draw:start-shape="id7" draw:start-glue-point="0" draw:end-shape="id17" draw:end-glue-point="3">
          <text:p text:style-name="P3"/>
        </draw:connector>
        <draw:connector draw:style-name="gr5" draw:text-style-name="P4" draw:layer="layout" svg:x1="11.238cm" svg:y1="4.255cm" svg:x2="19.944cm" svg:y2="5.999cm" draw:start-shape="id17" draw:start-glue-point="1" draw:end-shape="id2" draw:end-glue-point="0">
          <text:p text:style-name="P3"/>
        </draw:connector>
        <draw:frame draw:style-name="gr13" draw:text-style-name="P5" draw:layer="layout" svg:width="6.864cm" svg:height="0.513cm" svg:x="1.33cm" svg:y="2.499cm">
          <draw:text-box>
            <text:p text:style-name="P3"><text:span text:style-name="T2">Example of two NOMObject instances</text:span></text:p>
          </draw:text-box>
        </draw:frame>
        <draw:frame draw:style-name="gr1" draw:text-style-name="P2" draw:id="id21" draw:layer="layout" svg:width="2.5cm" svg:height="0.513cm" svg:x="5.194cm" svg:y="17.499cm">
          <draw:text-box>
            <text:p text:style-name="P1"><text:span text:style-name="T1">mtab</text:span></text:p>
          </draw:text-box>
        </draw:frame>
        <draw:frame draw:style-name="gr14" draw:text-style-name="P3" draw:id="id18" draw:layer="layout" svg:width="2.5cm" svg:height="1.025cm" svg:x="5.194cm" svg:y="16.499cm">
          <draw:text-box>
            <text:p text:style-name="P3">NOMObject</text:p>
            <text:p text:style-name="P3">0xb5ab0</text:p>
          </draw:text-box>
        </draw:frame>
        <draw:frame draw:style-name="gr8" draw:text-style-name="P6" draw:id="id19" draw:layer="layout" svg:width="3cm" svg:height="0.513cm" svg:x="15.694cm" svg:y="15.486cm">
          <draw:text-box>
            <text:p text:style-name="P6"><text:span text:style-name="T3">nomGetClass()</text:span></text:p>
          </draw:text-box>
        </draw:frame>
        <draw:connector draw:style-name="gr15" draw:text-style-name="P4" draw:layer="layout" svg:x1="7.694cm" svg:y1="17.011cm" svg:x2="17.194cm" svg:y2="15.999cm" draw:start-shape="id18" draw:start-glue-point="1" draw:end-shape="id19" draw:end-glue-point="2">
          <text:p text:style-name="P3"/>
        </draw:connector>
        <draw:frame draw:style-name="gr16" draw:text-style-name="P6" draw:id="id20" draw:layer="layout" svg:width="4cm" svg:height="0.513cm" svg:x="3.194cm" svg:y="13.499cm">
          <draw:text-box>
            <text:p text:style-name="P6"><text:span text:style-name="T3">nomGetClassName()</text:span></text:p>
          </draw:text-box>
        </draw:frame>
        <draw:connector draw:style-name="gr15" draw:text-style-name="P4" draw:layer="layout" svg:x1="6.444cm" svg:y1="16.499cm" svg:x2="5.194cm" svg:y2="14.012cm" draw:start-shape="id18" draw:start-glue-point="0" draw:end-shape="id20" draw:end-glue-point="2">
          <text:p text:style-name="P3"/>
        </draw:connector>
        <draw:connector draw:style-name="gr15" draw:text-style-name="P4" draw:layer="layout" svg:x1="5.194cm" svg:y1="13.499cm" svg:x2="5.194cm" svg:y2="12.012cm" draw:start-shape="id20" draw:start-glue-point="0" draw:end-shape="id6">
          <text:p text:style-name="P3"/>
        </draw:connector>
        <draw:connector draw:style-name="gr15" draw:text-style-name="P4" draw:layer="layout" draw:line-skew="0.5cm" svg:x1="7.694cm" svg:y1="17.755cm" svg:x2="10.694cm" svg:y2="6.018cm" draw:start-shape="id21" draw:start-glue-point="1" draw:end-shape="id22">
          <text:p text:style-name="P3"/>
        </draw:connector>
        <draw:rect draw:style-name="gr17" draw:text-style-name="P4" draw:layer="layout" svg:width="5cm" svg:height="3.5cm" svg:x="3.694cm" svg:y="15.999cm">
          <text:p text:style-name="P3"/>
        </draw:rect>
        <draw:frame draw:style-name="gr18" draw:text-style-name="P7" draw:layer="layout" svg:width="2.597cm" svg:height="0.513cm" svg:x="4.153cm" svg:y="18.499cm">
          <draw:text-box>
            <text:p text:style-name="P6"><text:span text:style-name="T3">NOMObject #2</text:span></text:p>
          </draw:text-box>
        </draw:frame>
        <draw:frame draw:style-name="gr19" draw:text-style-name="P3" draw:layer="layout" svg:width="2.597cm" svg:height="0.471cm" svg:x="1.597cm" svg:y="4.499cm">
          <draw:text-box>
            <text:p text:style-name="P3">NOMObject #1</text:p>
          </draw:text-box>
        </draw:frame>
        <draw:rect draw:style-name="gr20" draw:text-style-name="P4" draw:layer="layout" svg:width="5cm" svg:height="3.5cm" svg:x="1.194cm" svg:y="3.999cm">
          <text:p text:style-name="P3"/>
        </draw:rect>
        <draw:connector draw:style-name="gr5" draw:text-style-name="P4" draw:layer="layout" draw:line-skew="1.25cm" svg:x1="13.194cm" svg:y1="9.755cm" svg:x2="18.694cm" svg:y2="6.511cm" draw:start-shape="id23" draw:start-glue-point="1" draw:end-shape="id2">
          <text:p text:style-name="P3"/>
        </draw:connector>
        <draw:connector draw:style-name="gr5" draw:text-style-name="P4" draw:layer="layout" draw:line-skew="-0.5cm" svg:x1="13.194cm" svg:y1="7.28cm" svg:x2="16.194cm" svg:y2="3.511cm" draw:start-shape="id24" draw:start-glue-point="1" draw:end-shape="id25" draw:end-glue-point="3">
          <text:p text:style-name="P3"/>
        </draw:connector>
        <draw:frame draw:style-name="gr1" draw:text-style-name="P2" draw:layer="layout" svg:width="2.5cm" svg:height="0.513cm" svg:x="10.694cm" svg:y="8.999cm">
          <draw:text-box>
            <text:p text:style-name="P1"><text:span text:style-name="T1">...</text:span></text:p>
          </draw:text-box>
        </draw:frame>
        <draw:g>
          <draw:frame draw:style-name="gr21" draw:text-style-name="P3" draw:id="id25" draw:layer="layout" svg:width="2.5cm" svg:height="1.025cm" svg:x="16.194cm" svg:y="2.999cm">
            <draw:text-box>
              <text:p text:style-name="P3">classInfo-Struct</text:p>
            </draw:text-box>
          </draw:frame>
          <draw:frame draw:style-name="gr22" draw:text-style-name="P3" draw:layer="layout" svg:width="2.5cm" svg:height="0.513cm" svg:x="16.194cm" svg:y="2.499cm">
            <draw:text-box>
              <text:p text:style-name="P3">0xa0190</text:p>
            </draw:text-box>
          </draw:frame>
        </draw:g>
        <draw:frame draw:style-name="gr23" draw:text-style-name="P3" draw:id="id27" draw:layer="layout" svg:width="2.5cm" svg:height="1.025cm" svg:x="24.194cm" svg:y="4.974cm">
          <draw:text-box>
            <text:p text:style-name="P3">classInfo-Struct</text:p>
          </draw:text-box>
        </draw:frame>
        <draw:connector draw:style-name="gr5" draw:text-style-name="P4" draw:layer="layout" draw:line-skew="0.5cm" svg:x1="26.694cm" svg:y1="10.704cm" svg:x2="26.694cm" svg:y2="5.486cm" draw:start-shape="id26" draw:start-glue-point="1" draw:end-shape="id27" draw:end-glue-point="1">
          <text:p text:style-name="P3"/>
        </draw:connector>
        <draw:frame draw:style-name="gr24" draw:text-style-name="P3" draw:layer="layout" svg:width="2.5cm" svg:height="0.513cm" svg:x="24.194cm" svg:y="4.474cm">
          <draw:text-box>
            <text:p text:style-name="P3">0xa0910</text:p>
          </draw:text-box>
        </draw:frame>
        <draw:connector draw:style-name="gr5" draw:layer="layout" draw:line-skew="0cm 0.519cm" svg:x1="26.694cm" svg:y1="12.204cm" svg:x2="25.444cm" svg:y2="14.461cm" draw:start-shape="id28" draw:start-glue-point="1" draw:end-shape="id15" draw:end-glue-point="0">
          <text:p text:style-name="P3"/>
        </draw:connector>
        <draw:connector draw:style-name="gr25" draw:layer="layout" svg:x1="5.694cm" svg:y1="6.742cm" svg:x2="11.944cm" svg:y2="5.499cm" draw:start-shape="id29" draw:start-glue-point="1" draw:end-shape="id22" draw:end-glue-point="0">
          <text:p text:style-name="P3"/>
        </draw:connector>
        <draw:frame draw:style-name="gr26" draw:text-style-name="P3" draw:layer="layout" svg:width="2.5cm" svg:height="1.5cm" svg:x="20.694cm" svg:y="3.499cm">
          <draw:text-box>
            <text:p text:style-name="P3">Class object for NOMObject</text:p>
          </draw:text-box>
        </draw:frame>
        <draw:line draw:style-name="gr27" draw:layer="layout" svg:x1="21.194cm" svg:y1="4.999cm" svg:x2="20.694cm" svg:y2="5.999cm">
          <text:p text:style-name="P3"/>
        </draw:line>
        <draw:connector draw:style-name="gr28" draw:layer="layout" svg:x1="17.194cm" svg:y1="15.486cm" svg:x2="18.694cm" svg:y2="6.511cm" draw:start-shape="id19" draw:start-glue-point="0" draw:end-shape="id2" draw:end-glue-point="3">
          <text:p text:style-name="P3"/>
        </draw:connector>
      </draw:page>
      <draw:page draw:name="page2" draw:style-name="dp1" draw:master-page-name="Standard">
        <office:forms form:automatic-focus="false" form:apply-design-mode="false"/>
        <draw:frame draw:style-name="gr29" draw:text-style-name="P5" draw:layer="layout" svg:width="5.184cm" svg:height="0.513cm" svg:x="1.694cm" svg:y="2.499cm">
          <draw:text-box>
            <text:p text:style-name="P3"><text:span text:style-name="T2">NOMClassMgr layout</text:span></text:p>
          </draw:text-box>
        </draw:frame>
        <draw:frame draw:style-name="gr1" draw:text-style-name="P2" draw:id="id30" draw:layer="layout" svg:width="4cm" svg:height="0.513cm" svg:x="3.194cm" svg:y="6.023cm">
          <draw:text-box>
            <text:p text:style-name="P1"><text:span text:style-name="T1">mtab</text:span></text:p>
          </draw:text-box>
        </draw:frame>
        <draw:frame draw:style-name="gr30" draw:text-style-name="P3" draw:id="id32" draw:layer="layout" svg:width="4cm" svg:height="1cm" svg:x="3.194cm" svg:y="4.999cm">
          <draw:text-box>
            <text:p text:style-name="P3">NOMClassMgr object</text:p>
            <text:p text:style-name="P3">0xb1090</text:p>
          </draw:text-box>
        </draw:frame>
        <draw:frame draw:style-name="gr1" draw:text-style-name="P2" draw:id="id35" draw:layer="layout" svg:width="2.5cm" svg:height="0.513cm" svg:x="8.694cm" svg:y="8.024cm">
          <draw:text-box>
            <text:p text:style-name="P1"><text:span text:style-name="T1">classObject</text:span></text:p>
          </draw:text-box>
        </draw:frame>
        <draw:frame draw:style-name="gr31" draw:text-style-name="P2" draw:id="id58" draw:layer="layout" svg:width="2.5cm" svg:height="0.513cm" svg:x="8.694cm" svg:y="11.499cm">
          <draw:text-box>
            <text:p text:style-name="P1"><text:span text:style-name="T1">entries[1]</text:span></text:p>
          </draw:text-box>
        </draw:frame>
        <draw:frame draw:style-name="gr31" draw:text-style-name="P2" draw:layer="layout" svg:width="2.5cm" svg:height="0.513cm" svg:x="8.694cm" svg:y="11.999cm">
          <draw:text-box>
            <text:p text:style-name="P1"><text:span text:style-name="T1">...</text:span></text:p>
          </draw:text-box>
        </draw:frame>
        <draw:frame draw:style-name="gr6" draw:text-style-name="P2" draw:layer="layout" svg:width="2.5cm" svg:height="1.025cm" svg:x="8.694cm" svg:y="9.499cm">
          <draw:text-box>
            <text:p text:style-name="P1"><text:span text:style-name="T1">InstanceSize</text:span></text:p>
            <text:p text:style-name="P1"><text:span text:style-name="T1">=80</text:span></text:p>
          </draw:text-box>
        </draw:frame>
        <draw:frame draw:style-name="gr31" draw:text-style-name="P2" draw:id="id49" draw:layer="layout" svg:width="2.5cm" svg:height="0.513cm" svg:x="8.694cm" svg:y="10.999cm">
          <draw:text-box>
            <text:p text:style-name="P1"><text:span text:style-name="T1">entries[0]</text:span></text:p>
          </draw:text-box>
        </draw:frame>
        <draw:frame draw:style-name="gr7" draw:text-style-name="P3" draw:id="id31" draw:layer="layout" svg:width="2.5cm" svg:height="1.038cm" svg:x="8.694cm" svg:y="6.999cm">
          <draw:text-box>
            <text:p text:style-name="P3">mtab</text:p>
            <text:p text:style-name="P3">0xaf210</text:p>
          </draw:text-box>
        </draw:frame>
        <draw:frame draw:style-name="gr1" draw:text-style-name="P2" draw:id="id52" draw:layer="layout" svg:width="2.5cm" svg:height="0.513cm" svg:x="8.694cm" svg:y="8.524cm">
          <draw:text-box>
            <text:p text:style-name="P1"><text:span text:style-name="T1">classInfo</text:span></text:p>
          </draw:text-box>
        </draw:frame>
        <draw:frame draw:style-name="gr1" draw:text-style-name="P2" draw:id="id38" draw:layer="layout" svg:width="2.5cm" svg:height="0.513cm" svg:x="8.694cm" svg:y="9.024cm">
          <draw:text-box>
            <text:p text:style-name="P1"><text:span text:style-name="T1">className</text:span></text:p>
          </draw:text-box>
        </draw:frame>
        <draw:connector draw:style-name="gr5" draw:text-style-name="P4" draw:layer="layout" svg:x1="7.194cm" svg:y1="6.279cm" svg:x2="9.944cm" svg:y2="6.999cm" draw:start-shape="id30" draw:start-glue-point="1" draw:end-shape="id31" draw:end-glue-point="0">
          <text:p text:style-name="P3"/>
        </draw:connector>
        <draw:frame draw:style-name="gr1" draw:text-style-name="P2" draw:layer="layout" svg:width="2.5cm" svg:height="0.513cm" svg:x="8.694cm" svg:y="10.499cm">
          <draw:text-box>
            <text:p text:style-name="P1"><text:span text:style-name="T1">...</text:span></text:p>
          </draw:text-box>
        </draw:frame>
        <draw:frame draw:style-name="gr3" draw:text-style-name="P2" draw:id="id41" draw:layer="layout" svg:width="3.5cm" svg:height="0.513cm" svg:x="18.194cm" svg:y="7.999cm">
          <draw:text-box>
            <text:p text:style-name="P1"><text:span text:style-name="T1">mtab</text:span></text:p>
          </draw:text-box>
        </draw:frame>
        <draw:frame draw:style-name="gr32" draw:text-style-name="P3" draw:id="id34" draw:layer="layout" svg:width="3.5cm" svg:height="1.037cm" svg:x="18.194cm" svg:y="6.999cm">
          <draw:text-box>
            <text:p text:style-name="P3">_NOMClassMgr</text:p>
            <text:p text:style-name="P3">0xaee10</text:p>
          </draw:text-box>
        </draw:frame>
        <draw:frame draw:style-name="gr3" draw:text-style-name="P2" draw:layer="layout" svg:width="3.5cm" svg:height="0.513cm" svg:x="18.194cm" svg:y="8.499cm">
          <draw:text-box>
            <text:p text:style-name="P1"><text:span text:style-name="T1">...</text:span></text:p>
          </draw:text-box>
        </draw:frame>
        <draw:frame draw:style-name="gr3" draw:text-style-name="P2" draw:id="id40" draw:layer="layout" svg:width="3.5cm" svg:height="0.513cm" svg:x="18.194cm" svg:y="9.012cm">
          <draw:text-box>
            <text:p text:style-name="P1"><text:span text:style-name="T1">...</text:span></text:p>
          </draw:text-box>
        </draw:frame>
        <draw:frame draw:style-name="gr8" draw:text-style-name="P3" draw:id="id33" draw:layer="layout" svg:width="3.044cm" svg:height="0.513cm" svg:x="8.15cm" svg:y="4.986cm">
          <draw:text-box>
            <text:p text:style-name="P3">nomGetClass()</text:p>
          </draw:text-box>
        </draw:frame>
        <draw:connector draw:style-name="gr9" draw:text-style-name="P4" draw:layer="layout" svg:x1="5.194cm" svg:y1="4.999cm" svg:x2="9.672cm" svg:y2="4.986cm" draw:start-shape="id32" draw:start-glue-point="0" draw:end-shape="id33">
          <text:p text:style-name="P3"/>
        </draw:connector>
        <draw:connector draw:style-name="gr5" draw:text-style-name="P4" draw:layer="layout" svg:x1="11.194cm" svg:y1="5.242cm" svg:x2="19.944cm" svg:y2="6.999cm" draw:start-shape="id33" draw:start-glue-point="1" draw:end-shape="id34" draw:end-glue-point="0">
          <text:p text:style-name="P3"/>
        </draw:connector>
        <draw:connector draw:style-name="gr5" draw:text-style-name="P4" draw:layer="layout" draw:line-skew="2cm" svg:x1="11.194cm" svg:y1="8.28cm" svg:x2="18.194cm" svg:y2="7.517cm" draw:start-shape="id35" draw:start-glue-point="1" draw:end-shape="id34" draw:end-glue-point="3">
          <text:p text:style-name="P3"/>
        </draw:connector>
        <draw:frame draw:style-name="gr33" draw:text-style-name="P2" draw:id="id51" draw:layer="layout" svg:width="2.5cm" svg:height="0.513cm" svg:x="8.694cm" svg:y="12.499cm">
          <draw:text-box>
            <text:p text:style-name="P1"><text:span text:style-name="T1">entries[n]</text:span></text:p>
          </draw:text-box>
        </draw:frame>
        <draw:frame draw:style-name="gr33" draw:text-style-name="P2" draw:id="id60" draw:layer="layout" svg:width="2.5cm" svg:height="0.513cm" svg:x="8.694cm" svg:y="12.999cm">
          <draw:text-box>
            <text:p text:style-name="P1"><text:span text:style-name="T1">entries[n+1]</text:span></text:p>
          </draw:text-box>
        </draw:frame>
        <draw:frame draw:style-name="gr8" draw:text-style-name="P3" draw:id="id36" draw:layer="layout" svg:width="4cm" svg:height="0.513cm" svg:x="0.694cm" svg:y="7.486cm">
          <draw:text-box>
            <text:p text:style-name="P3">nomGetClassName()</text:p>
          </draw:text-box>
        </draw:frame>
        <draw:connector draw:style-name="gr9" draw:text-style-name="P4" draw:layer="layout" svg:x1="3.194cm" svg:y1="5.499cm" svg:x2="2.694cm" svg:y2="7.486cm" draw:start-shape="id32" draw:start-glue-point="3" draw:end-shape="id36" draw:end-glue-point="0">
          <text:p text:style-name="P3"/>
        </draw:connector>
        <draw:frame draw:style-name="gr34" draw:text-style-name="P3" draw:id="id37" draw:layer="layout" svg:width="2.957cm" svg:height="0.513cm" svg:x="3.754cm" svg:y="14.486cm">
          <draw:text-box>
            <text:p text:style-name="P3">„NOMClassMgr“</text:p>
          </draw:text-box>
        </draw:frame>
        <draw:connector draw:style-name="gr5" draw:text-style-name="P4" draw:layer="layout" svg:x1="2.694cm" svg:y1="7.999cm" svg:x2="3.754cm" svg:y2="14.742cm" draw:start-shape="id36" draw:start-glue-point="2" draw:end-shape="id37" draw:end-glue-point="3">
          <text:p text:style-name="P3"/>
        </draw:connector>
        <draw:connector draw:style-name="gr5" draw:text-style-name="P4" draw:layer="layout" svg:x1="8.694cm" svg:y1="9.28cm" svg:x2="5.232cm" svg:y2="14.486cm" draw:start-shape="id38" draw:start-glue-point="3" draw:end-shape="id37" draw:end-glue-point="0">
          <text:p text:style-name="P3"/>
        </draw:connector>
        <draw:frame draw:style-name="gr8" draw:text-style-name="P3" draw:id="id39" draw:layer="layout" svg:width="3cm" svg:height="0.513cm" svg:x="15.694cm" svg:y="14.486cm">
          <draw:text-box>
            <text:p text:style-name="P3">nomGetName()</text:p>
          </draw:text-box>
        </draw:frame>
        <draw:connector draw:style-name="gr5" draw:text-style-name="P4" draw:layer="layout" svg:x1="15.694cm" svg:y1="14.742cm" svg:x2="6.711cm" svg:y2="14.742cm" draw:start-shape="id39" draw:start-glue-point="3" draw:end-shape="id37" draw:end-glue-point="1">
          <text:p text:style-name="P3"/>
        </draw:connector>
        <draw:connector draw:style-name="gr9" draw:text-style-name="P4" draw:layer="layout" svg:x1="19.944cm" svg:y1="9.525cm" svg:x2="18.694cm" svg:y2="14.742cm" draw:start-shape="id40" draw:start-glue-point="2" draw:end-shape="id39" draw:end-glue-point="1">
          <text:p text:style-name="P3"/>
        </draw:connector>
        <draw:frame draw:style-name="gr3" draw:text-style-name="P2" draw:id="id46" draw:layer="layout" svg:width="2.5cm" svg:height="0.513cm" svg:x="24.194cm" svg:y="12.037cm">
          <draw:text-box>
            <text:p text:style-name="P1"><text:span text:style-name="T1">classObject</text:span></text:p>
          </draw:text-box>
        </draw:frame>
        <draw:frame draw:style-name="gr3" draw:text-style-name="P2" draw:layer="layout" svg:width="2.5cm" svg:height="0.513cm" svg:x="24.194cm" svg:y="14.55cm">
          <draw:text-box>
            <text:p text:style-name="P1"><text:span text:style-name="T1">entries[1]</text:span></text:p>
          </draw:text-box>
        </draw:frame>
        <draw:frame draw:style-name="gr3" draw:text-style-name="P2" draw:layer="layout" svg:width="2.5cm" svg:height="0.513cm" svg:x="24.194cm" svg:y="15.05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4.194cm" svg:y="13.55cm">
          <draw:text-box>
            <text:p text:style-name="P1"><text:span text:style-name="T1">...</text:span></text:p>
          </draw:text-box>
        </draw:frame>
        <draw:frame draw:style-name="gr3" draw:text-style-name="P2" draw:id="id56" draw:layer="layout" svg:width="2.5cm" svg:height="0.513cm" svg:x="24.194cm" svg:y="14.05cm">
          <draw:text-box>
            <text:p text:style-name="P1"><text:span text:style-name="T1">entries[0]</text:span></text:p>
          </draw:text-box>
        </draw:frame>
        <draw:frame draw:style-name="gr3" draw:text-style-name="P2" draw:id="id54" draw:layer="layout" svg:width="2.5cm" svg:height="0.513cm" svg:x="24.194cm" svg:y="12.55cm">
          <draw:text-box>
            <text:p text:style-name="P1"><text:span text:style-name="T1">classInfo</text:span></text:p>
          </draw:text-box>
        </draw:frame>
        <draw:frame draw:style-name="gr3" draw:text-style-name="P2" draw:id="id45" draw:layer="layout" svg:width="2.5cm" svg:height="0.513cm" svg:x="24.194cm" svg:y="13.05cm">
          <draw:text-box>
            <text:p text:style-name="P1"><text:span text:style-name="T1">className</text:span></text:p>
          </draw:text-box>
        </draw:frame>
        <draw:frame draw:style-name="gr12" draw:text-style-name="P3" draw:id="id42" draw:layer="layout" svg:width="2.5cm" svg:height="1.038cm" svg:x="24.194cm" svg:y="10.999cm">
          <draw:text-box>
            <text:p text:style-name="P3">mtab</text:p>
            <text:p text:style-name="P3">0xa0c10</text:p>
          </draw:text-box>
        </draw:frame>
        <draw:connector draw:style-name="gr5" draw:text-style-name="P4" draw:layer="layout" svg:x1="21.694cm" svg:y1="8.255cm" svg:x2="25.444cm" svg:y2="10.999cm" draw:start-shape="id41" draw:start-glue-point="1" draw:end-shape="id42" draw:end-glue-point="0">
          <text:p text:style-name="P3"/>
        </draw:connector>
        <draw:frame draw:style-name="gr10" draw:text-style-name="P3" draw:id="id44" draw:layer="layout" svg:width="2.5cm" svg:height="0.513cm" svg:x="18.694cm" svg:y="17.499cm">
          <draw:text-box>
            <text:p text:style-name="P3">„NOMClass“</text:p>
          </draw:text-box>
        </draw:frame>
        <draw:frame draw:style-name="gr8" draw:text-style-name="P3" draw:id="id43" draw:layer="layout" svg:width="3.5cm" svg:height="0.513cm" svg:x="18.194cm" svg:y="15.499cm">
          <draw:text-box>
            <text:p text:style-name="P3">nomGetClassName()</text:p>
          </draw:text-box>
        </draw:frame>
        <draw:connector draw:style-name="gr35" draw:text-style-name="P4" draw:layer="layout" svg:x1="19.944cm" svg:y1="9.525cm" svg:x2="19.944cm" svg:y2="15.499cm" draw:start-shape="id40" draw:start-glue-point="2" draw:end-shape="id43">
          <text:p text:style-name="P3"/>
        </draw:connector>
        <draw:connector draw:style-name="gr5" draw:text-style-name="P4" draw:layer="layout" svg:x1="19.944cm" svg:y1="16.012cm" svg:x2="19.944cm" svg:y2="17.499cm" draw:start-shape="id43" draw:start-glue-point="2" draw:end-shape="id44" draw:end-glue-point="0">
          <text:p text:style-name="P3"/>
        </draw:connector>
        <draw:connector draw:style-name="gr5" draw:text-style-name="P4" draw:layer="layout" draw:line-skew="-0.25cm" svg:x1="24.194cm" svg:y1="13.306cm" svg:x2="21.194cm" svg:y2="17.755cm" draw:start-shape="id45" draw:start-glue-point="3" draw:end-shape="id44" draw:end-glue-point="1">
          <text:p text:style-name="P3"/>
        </draw:connector>
        <draw:frame draw:style-name="gr4" draw:text-style-name="P3" draw:id="id47" draw:layer="layout" svg:width="2.5cm" svg:height="1.025cm" svg:x="24.194cm" svg:y="16.525cm">
          <draw:text-box>
            <text:p text:style-name="P3">NOMClass</text:p>
            <text:p text:style-name="P3">0xa0410</text:p>
          </draw:text-box>
        </draw:frame>
        <draw:frame draw:style-name="gr3" draw:text-style-name="P2" draw:id="id48" draw:layer="layout" svg:width="2.5cm" svg:height="0.513cm" svg:x="24.194cm" svg:y="17.55cm">
          <draw:text-box>
            <text:p text:style-name="P1"><text:span text:style-name="T1">mtab</text:span></text:p>
          </draw:text-box>
        </draw:frame>
        <draw:frame draw:style-name="gr3" draw:text-style-name="P2" draw:layer="layout" svg:width="2.5cm" svg:height="0.513cm" svg:x="24.194cm" svg:y="18.55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draw:transform="rotate (3.1415926535892) translate (26.694cm 18.563cm)">
          <draw:text-box>
            <text:p text:style-name="P1"><text:span text:style-name="T1">...</text:span></text:p>
          </draw:text-box>
        </draw:frame>
        <draw:connector draw:style-name="gr5" draw:text-style-name="P4" draw:layer="layout" draw:line-skew="0.5cm" svg:x1="26.694cm" svg:y1="12.293cm" svg:x2="26.694cm" svg:y2="17.037cm" draw:start-shape="id46" draw:start-glue-point="1" draw:end-shape="id47" draw:end-glue-point="1">
          <text:p text:style-name="P3"/>
        </draw:connector>
        <draw:connector draw:style-name="gr5" draw:text-style-name="P4" draw:layer="layout" draw:line-skew="-0.5cm" svg:x1="24.194cm" svg:y1="17.806cm" svg:x2="24.194cm" svg:y2="11.518cm" draw:start-shape="id48" draw:start-glue-point="3" draw:end-shape="id42" draw:end-glue-point="3">
          <text:p text:style-name="P3"/>
        </draw:connector>
        <draw:frame draw:style-name="gr1" draw:text-style-name="P2" draw:layer="layout" svg:width="2.5cm" svg:height="0.513cm" svg:x="8.694cm" svg:y="10.4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13.194cm" svg:y="16.499cm">
          <draw:text-box>
            <text:p text:style-name="P1"><text:span text:style-name="T1">mtab</text:span></text:p>
          </draw:text-box>
        </draw:frame>
        <draw:frame draw:style-name="gr4" draw:text-style-name="P3" draw:id="id50" draw:layer="layout" svg:width="2.5cm" svg:height="1.025cm" svg:x="13.194cm" svg:y="15.499cm">
          <draw:text-box>
            <text:p text:style-name="P3">_NOMObject</text:p>
            <text:p text:style-name="P3">0xa0210</text:p>
          </draw:text-box>
        </draw:frame>
        <draw:frame draw:style-name="gr3" draw:text-style-name="P2" draw:layer="layout" svg:width="2.5cm" svg:height="0.513cm" svg:x="13.194cm" svg:y="16.9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13.194cm" svg:y="17.512cm">
          <draw:text-box>
            <text:p text:style-name="P1"><text:span text:style-name="T1">...</text:span></text:p>
          </draw:text-box>
        </draw:frame>
        <draw:connector draw:style-name="gr36" draw:text-style-name="P4" draw:layer="layout" svg:x1="11.194cm" svg:y1="11.255cm" svg:x2="14.444cm" svg:y2="15.499cm" draw:start-shape="id49" draw:start-glue-point="1" draw:end-shape="id50" draw:end-glue-point="0">
          <text:p text:style-name="P3"/>
        </draw:connector>
        <draw:connector draw:style-name="gr5" draw:text-style-name="P4" draw:layer="layout" draw:line-skew="2cm" svg:x1="11.194cm" svg:y1="12.755cm" svg:x2="18.194cm" svg:y2="7.517cm" draw:start-shape="id51" draw:start-glue-point="1" draw:end-shape="id34">
          <text:p text:style-name="P3"/>
        </draw:connector>
        <draw:frame draw:style-name="gr21" draw:text-style-name="P3" draw:id="id53" draw:layer="layout" svg:width="2.5cm" svg:height="1.025cm" svg:x="14.194cm" svg:y="3.474cm">
          <draw:text-box>
            <text:p text:style-name="P3">classInfo-Struct</text:p>
          </draw:text-box>
        </draw:frame>
        <draw:frame draw:style-name="gr22" draw:text-style-name="P3" draw:layer="layout" svg:width="2.5cm" svg:height="0.513cm" svg:x="14.194cm" svg:y="2.974cm">
          <draw:text-box>
            <text:p text:style-name="P3">0xaf190</text:p>
          </draw:text-box>
        </draw:frame>
        <draw:connector draw:style-name="gr5" draw:text-style-name="P4" draw:layer="layout" draw:line-skew="-0.5cm" svg:x1="11.194cm" svg:y1="8.78cm" svg:x2="14.194cm" svg:y2="3.986cm" draw:start-shape="id52" draw:start-glue-point="1" draw:end-shape="id53" draw:end-glue-point="3">
          <text:p text:style-name="P3"/>
        </draw:connector>
        <draw:frame draw:style-name="gr23" draw:text-style-name="P3" draw:id="id55" draw:layer="layout" svg:width="2.5cm" svg:height="1.025cm" svg:x="23.694cm" svg:y="3.974cm">
          <draw:text-box>
            <text:p text:style-name="P3">classInfo-Struct</text:p>
          </draw:text-box>
        </draw:frame>
        <draw:frame draw:style-name="gr24" draw:text-style-name="P3" draw:layer="layout" svg:width="2.5cm" svg:height="0.513cm" svg:x="23.694cm" svg:y="3.474cm">
          <draw:text-box>
            <text:p text:style-name="P3">0xa0910</text:p>
          </draw:text-box>
        </draw:frame>
        <draw:connector draw:style-name="gr5" draw:text-style-name="P4" draw:layer="layout" svg:x1="26.694cm" svg:y1="12.806cm" svg:x2="26.194cm" svg:y2="4.486cm" draw:start-shape="id54" draw:start-glue-point="1" draw:end-shape="id55" draw:end-glue-point="1">
          <text:p text:style-name="P3"/>
        </draw:connector>
        <draw:connector draw:style-name="gr5" draw:layer="layout" draw:line-skew="0cm 0.519cm" svg:x1="26.694cm" svg:y1="14.306cm" svg:x2="25.444cm" svg:y2="16.525cm" draw:start-shape="id56" draw:start-glue-point="1" draw:end-shape="id47" draw:end-glue-point="0">
          <text:p text:style-name="P3"/>
        </draw:connector>
        <draw:frame draw:style-name="gr33" draw:text-style-name="P2" draw:layer="layout" svg:width="2.5cm" svg:height="0.513cm" svg:x="8.694cm" svg:y="13.499cm">
          <draw:text-box>
            <text:p text:style-name="P1"><text:span text:style-name="T1">...</text:span></text:p>
          </draw:text-box>
        </draw:frame>
        <draw:frame draw:style-name="gr37" draw:text-style-name="P3" draw:id="id57" draw:layer="layout" svg:width="3.5cm" svg:height="1cm" svg:x="3.194cm" svg:y="15.999cm">
          <draw:text-box>
            <text:p text:style-name="P3">Methods introduced by NOMObject</text:p>
          </draw:text-box>
        </draw:frame>
        <draw:connector draw:style-name="gr35" draw:layer="layout" draw:type="curve" svg:x1="6.694cm" svg:y1="16.499cm" svg:x2="8.694cm" svg:y2="11.755cm" draw:start-shape="id57" draw:start-glue-point="1" draw:end-shape="id58" draw:end-glue-point="3">
          <text:p text:style-name="P3"/>
        </draw:connector>
        <draw:frame draw:style-name="gr38" draw:text-style-name="P3" draw:id="id59" draw:layer="layout" svg:width="3.5cm" svg:height="1cm" svg:x="8.194cm" svg:y="17.499cm">
          <draw:text-box>
            <text:p text:style-name="P3">Methods introduced by NOMClassMgr</text:p>
          </draw:text-box>
        </draw:frame>
        <draw:connector draw:style-name="gr35" draw:layer="layout" draw:type="curve" svg:x1="11.694cm" svg:y1="17.999cm" svg:x2="11.194cm" svg:y2="13.255cm" draw:start-shape="id59" draw:start-glue-point="1" draw:end-shape="id60" draw:end-glue-point="1">
          <text:p text:style-name="P3"/>
        </draw:connector>
      </draw:page>
      <draw:page draw:name="page3" draw:style-name="dp1" draw:master-page-name="Standard">
        <office:forms form:automatic-focus="false" form:apply-design-mode="false"/>
        <draw:frame draw:style-name="gr29" draw:text-style-name="P5" draw:layer="layout" svg:width="5.184cm" svg:height="0.513cm" svg:x="1.694cm" svg:y="2.499cm">
          <draw:text-box>
            <text:p text:style-name="P3"><text:span text:style-name="T2">Class layout</text:span></text:p>
          </draw:text-box>
        </draw:frame>
        <draw:frame draw:style-name="gr1" draw:text-style-name="P2" draw:id="id61" draw:layer="layout" svg:width="4cm" svg:height="0.513cm" svg:x="7.694cm" svg:y="5.486cm">
          <draw:text-box>
            <text:p text:style-name="P1"><text:span text:style-name="T1">mtab</text:span></text:p>
          </draw:text-box>
        </draw:frame>
        <draw:frame draw:style-name="gr30" draw:text-style-name="P3" draw:id="id63" draw:layer="layout" svg:width="4cm" svg:height="1cm" svg:x="7.694cm" svg:y="4.462cm">
          <draw:text-box>
            <text:p text:style-name="P3">Cclass object</text:p>
          </draw:text-box>
        </draw:frame>
        <draw:frame draw:style-name="gr1" draw:text-style-name="P2" draw:id="id66" draw:layer="layout" svg:width="2.5cm" svg:height="0.513cm" svg:x="12.694cm" svg:y="7.524cm">
          <draw:text-box>
            <text:p text:style-name="P1"><text:span text:style-name="T1">classObject</text:span></text:p>
          </draw:text-box>
        </draw:frame>
        <draw:frame draw:style-name="gr31" draw:text-style-name="P2" draw:id="id74" draw:layer="layout" svg:width="2.5cm" svg:height="0.513cm" svg:x="12.694cm" svg:y="10.999cm">
          <draw:text-box>
            <text:p text:style-name="P1"><text:span text:style-name="T1">entries[1]</text:span></text:p>
          </draw:text-box>
        </draw:frame>
        <draw:frame draw:style-name="gr31" draw:text-style-name="P2" draw:layer="layout" svg:width="2.5cm" svg:height="0.513cm" svg:x="12.694cm" svg:y="11.499cm">
          <draw:text-box>
            <text:p text:style-name="P1"><text:span text:style-name="T1">...</text:span></text:p>
          </draw:text-box>
        </draw:frame>
        <draw:frame draw:style-name="gr6" draw:text-style-name="P2" draw:layer="layout" svg:width="2.5cm" svg:height="1.025cm" svg:x="12.694cm" svg:y="8.999cm">
          <draw:text-box>
            <text:p text:style-name="P1"><text:span text:style-name="T1">InstanceSize</text:span></text:p>
            <text:p text:style-name="P1"><text:span text:style-name="T1">=80</text:span></text:p>
          </draw:text-box>
        </draw:frame>
        <draw:frame draw:style-name="gr31" draw:text-style-name="P2" draw:id="id70" draw:layer="layout" svg:width="2.5cm" svg:height="0.513cm" svg:x="12.694cm" svg:y="10.499cm">
          <draw:text-box>
            <text:p text:style-name="P1"><text:span text:style-name="T1">entries[0]</text:span></text:p>
          </draw:text-box>
        </draw:frame>
        <draw:frame draw:style-name="gr7" draw:text-style-name="P3" draw:id="id62" draw:layer="layout" svg:width="2.5cm" svg:height="1.038cm" svg:x="12.694cm" svg:y="6.499cm">
          <draw:text-box>
            <text:p text:style-name="P3">mtab</text:p>
            <text:p text:style-name="P3">0xaf210</text:p>
          </draw:text-box>
        </draw:frame>
        <draw:frame draw:style-name="gr1" draw:text-style-name="P2" draw:layer="layout" svg:width="2.5cm" svg:height="0.513cm" svg:x="12.694cm" svg:y="8.024cm">
          <draw:text-box>
            <text:p text:style-name="P1"><text:span text:style-name="T1">classInfo</text:span></text:p>
          </draw:text-box>
        </draw:frame>
        <draw:frame draw:style-name="gr1" draw:text-style-name="P2" draw:id="id69" draw:layer="layout" svg:width="2.5cm" svg:height="0.513cm" svg:x="12.694cm" svg:y="8.524cm">
          <draw:text-box>
            <text:p text:style-name="P1"><text:span text:style-name="T1">className</text:span></text:p>
          </draw:text-box>
        </draw:frame>
        <draw:connector draw:style-name="gr5" draw:text-style-name="P4" draw:layer="layout" svg:x1="11.694cm" svg:y1="5.742cm" svg:x2="13.944cm" svg:y2="6.499cm" draw:start-shape="id61" draw:start-glue-point="1" draw:end-shape="id62" draw:end-glue-point="0">
          <text:p text:style-name="P3"/>
        </draw:connector>
        <draw:frame draw:style-name="gr1" draw:text-style-name="P2" draw:layer="layout" svg:width="2.5cm" svg:height="0.513cm" svg:x="12.694cm" svg:y="9.9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0.194cm" svg:y="7.499cm">
          <draw:text-box>
            <text:p text:style-name="P1"><text:span text:style-name="T1">mtab</text:span></text:p>
          </draw:text-box>
        </draw:frame>
        <draw:frame draw:style-name="gr32" draw:text-style-name="P3" draw:id="id65" draw:layer="layout" svg:width="2.5cm" svg:height="1.037cm" svg:x="20.194cm" svg:y="6.499cm">
          <draw:text-box>
            <text:p text:style-name="P3">_CClass </text:p>
          </draw:text-box>
        </draw:frame>
        <draw:frame draw:style-name="gr3" draw:text-style-name="P2" draw:layer="layout" svg:width="2.5cm" svg:height="0.513cm" svg:x="20.194cm" svg:y="7.9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0.194cm" svg:y="8.512cm">
          <draw:text-box>
            <text:p text:style-name="P1"><text:span text:style-name="T1">...</text:span></text:p>
          </draw:text-box>
        </draw:frame>
        <draw:frame draw:style-name="gr8" draw:text-style-name="P3" draw:id="id64" draw:layer="layout" svg:width="3.044cm" svg:height="0.513cm" svg:x="14.694cm" svg:y="3.986cm">
          <draw:text-box>
            <text:p text:style-name="P3">nomGetClass()</text:p>
          </draw:text-box>
        </draw:frame>
        <draw:connector draw:style-name="gr9" draw:text-style-name="P4" draw:layer="layout" svg:x1="9.694cm" svg:y1="4.462cm" svg:x2="16.216cm" svg:y2="3.986cm" draw:start-shape="id63" draw:start-glue-point="0" draw:end-shape="id64">
          <text:p text:style-name="P3"/>
        </draw:connector>
        <draw:connector draw:style-name="gr5" draw:text-style-name="P4" draw:layer="layout" svg:x1="17.738cm" svg:y1="4.242cm" svg:x2="21.444cm" svg:y2="6.499cm" draw:start-shape="id64" draw:start-glue-point="1" draw:end-shape="id65" draw:end-glue-point="0">
          <text:p text:style-name="P3"/>
        </draw:connector>
        <draw:connector draw:style-name="gr5" draw:text-style-name="P4" draw:layer="layout" svg:x1="15.194cm" svg:y1="7.78cm" svg:x2="20.194cm" svg:y2="7.017cm" draw:start-shape="id66" draw:start-glue-point="1" draw:end-shape="id65" draw:end-glue-point="3">
          <text:p text:style-name="P3"/>
        </draw:connector>
        <draw:frame draw:style-name="gr33" draw:text-style-name="P2" draw:id="id77" draw:layer="layout" svg:width="2.5cm" svg:height="0.513cm" svg:x="12.694cm" svg:y="11.999cm">
          <draw:text-box>
            <text:p text:style-name="P1"><text:span text:style-name="T1">entries[n]</text:span></text:p>
          </draw:text-box>
        </draw:frame>
        <draw:frame draw:style-name="gr33" draw:text-style-name="P2" draw:id="id76" draw:layer="layout" svg:width="2.5cm" svg:height="0.513cm" svg:x="12.694cm" svg:y="12.499cm">
          <draw:text-box>
            <text:p text:style-name="P1"><text:span text:style-name="T1">entries[n+1]</text:span></text:p>
          </draw:text-box>
        </draw:frame>
        <draw:frame draw:style-name="gr8" draw:text-style-name="P3" draw:id="id67" draw:layer="layout" svg:width="4cm" svg:height="0.513cm" svg:x="4.694cm" svg:y="6.999cm">
          <draw:text-box>
            <text:p text:style-name="P3">nomGetClassName()</text:p>
          </draw:text-box>
        </draw:frame>
        <draw:connector draw:style-name="gr9" draw:text-style-name="P4" draw:layer="layout" svg:x1="7.694cm" svg:y1="4.962cm" svg:x2="6.694cm" svg:y2="6.999cm" draw:start-shape="id63" draw:start-glue-point="3" draw:end-shape="id67" draw:end-glue-point="0">
          <text:p text:style-name="P3"/>
        </draw:connector>
        <draw:frame draw:style-name="gr39" draw:text-style-name="P1" draw:id="id68" draw:layer="layout" svg:width="1.94cm" svg:height="0.513cm" svg:x="7.754cm" svg:y="8.986cm">
          <draw:text-box>
            <text:p text:style-name="P1">„CClass“</text:p>
          </draw:text-box>
        </draw:frame>
        <draw:connector draw:style-name="gr5" draw:text-style-name="P4" draw:layer="layout" svg:x1="6.694cm" svg:y1="7.512cm" svg:x2="7.754cm" svg:y2="9.242cm" draw:start-shape="id67" draw:start-glue-point="2" draw:end-shape="id68" draw:end-glue-point="3">
          <text:p text:style-name="P3"/>
        </draw:connector>
        <draw:connector draw:style-name="gr5" draw:text-style-name="P4" draw:layer="layout" svg:x1="12.694cm" svg:y1="8.78cm" svg:x2="9.694cm" svg:y2="9.242cm" draw:start-shape="id69" draw:start-glue-point="3" draw:end-shape="id68" draw:end-glue-point="1">
          <text:p text:style-name="P3"/>
        </draw:connector>
        <draw:frame draw:style-name="gr1" draw:text-style-name="P2" draw:layer="layout" svg:width="2.5cm" svg:height="0.513cm" svg:x="12.694cm" svg:y="9.9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5.194cm" svg:y="12.973cm">
          <draw:text-box>
            <text:p text:style-name="P1"><text:span text:style-name="T1">mtab</text:span></text:p>
          </draw:text-box>
        </draw:frame>
        <draw:frame draw:style-name="gr4" draw:text-style-name="P3" draw:id="id71" draw:layer="layout" svg:width="2.5cm" svg:height="1.025cm" svg:x="25.194cm" svg:y="11.973cm">
          <draw:text-box>
            <text:p text:style-name="P3">_NOMObject</text:p>
            <text:p text:style-name="P3">0xa0210</text:p>
          </draw:text-box>
        </draw:frame>
        <draw:frame draw:style-name="gr3" draw:text-style-name="P2" draw:layer="layout" svg:width="2.5cm" svg:height="0.513cm" svg:x="25.194cm" svg:y="13.473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5.194cm" svg:y="13.986cm">
          <draw:text-box>
            <text:p text:style-name="P1"><text:span text:style-name="T1">...</text:span></text:p>
          </draw:text-box>
        </draw:frame>
        <draw:connector draw:style-name="gr36" draw:text-style-name="P4" draw:layer="layout" svg:x1="15.194cm" svg:y1="10.755cm" svg:x2="26.444cm" svg:y2="11.973cm" draw:start-shape="id70" draw:start-glue-point="1" draw:end-shape="id71" draw:end-glue-point="0">
          <text:p text:style-name="P3"/>
        </draw:connector>
        <draw:connector draw:style-name="gr5" draw:text-style-name="P4" draw:layer="layout" svg:x1="15.194cm" svg:y1="15.255cm" svg:x2="20.194cm" svg:y2="7.017cm" draw:start-shape="id72" draw:start-glue-point="1" draw:end-shape="id65">
          <text:p text:style-name="P3"/>
        </draw:connector>
        <draw:frame draw:style-name="gr33" draw:text-style-name="P2" draw:layer="layout" svg:width="2.5cm" svg:height="0.513cm" svg:x="12.694cm" svg:y="12.999cm">
          <draw:text-box>
            <text:p text:style-name="P1"><text:span text:style-name="T1">...</text:span></text:p>
          </draw:text-box>
        </draw:frame>
        <draw:frame draw:style-name="gr37" draw:text-style-name="P3" draw:id="id73" draw:layer="layout" svg:width="3.5cm" svg:height="1cm" svg:x="6.694cm" svg:y="9.999cm">
          <draw:text-box>
            <text:p text:style-name="P3">Methods introduced by NOMObject</text:p>
          </draw:text-box>
        </draw:frame>
        <draw:connector draw:style-name="gr35" draw:layer="layout" draw:type="curve" svg:x1="10.194cm" svg:y1="10.499cm" svg:x2="12.694cm" svg:y2="11.255cm" draw:start-shape="id73" draw:start-glue-point="1" draw:end-shape="id74" draw:end-glue-point="3">
          <text:p text:style-name="P3"/>
        </draw:connector>
        <draw:frame draw:style-name="gr38" draw:text-style-name="P3" draw:id="id75" draw:layer="layout" svg:width="3.5cm" svg:height="1cm" svg:x="6.694cm" svg:y="11.499cm">
          <draw:text-box>
            <text:p text:style-name="P3">Methods introduced by AClass</text:p>
          </draw:text-box>
        </draw:frame>
        <draw:connector draw:style-name="gr35" draw:layer="layout" draw:type="curve" svg:x1="10.194cm" svg:y1="11.999cm" svg:x2="12.694cm" svg:y2="12.755cm" draw:start-shape="id75" draw:start-glue-point="1" draw:end-shape="id76" draw:end-glue-point="3">
          <text:p text:style-name="P3"/>
        </draw:connector>
        <draw:frame draw:style-name="gr3" draw:text-style-name="P2" draw:layer="layout" svg:width="2.5cm" svg:height="0.513cm" svg:x="22.194cm" svg:y="14.973cm">
          <draw:text-box>
            <text:p text:style-name="P1"><text:span text:style-name="T1">mtab</text:span></text:p>
          </draw:text-box>
        </draw:frame>
        <draw:frame draw:style-name="gr4" draw:text-style-name="P3" draw:id="id78" draw:layer="layout" svg:width="2.5cm" svg:height="1.025cm" svg:x="22.194cm" svg:y="13.973cm">
          <draw:text-box>
            <text:p text:style-name="P3">_AClass</text:p>
          </draw:text-box>
        </draw:frame>
        <draw:frame draw:style-name="gr3" draw:text-style-name="P2" draw:layer="layout" svg:width="2.5cm" svg:height="0.513cm" svg:x="22.194cm" svg:y="15.473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22.194cm" svg:y="15.986cm">
          <draw:text-box>
            <text:p text:style-name="P1"><text:span text:style-name="T1">...</text:span></text:p>
          </draw:text-box>
        </draw:frame>
        <draw:frame draw:style-name="gr40" draw:text-style-name="P2" draw:id="id79" draw:layer="layout" svg:width="2.5cm" svg:height="0.513cm" svg:x="12.694cm" svg:y="13.499cm">
          <draw:text-box>
            <text:p text:style-name="P1"><text:span text:style-name="T1">entries[m]</text:span></text:p>
          </draw:text-box>
        </draw:frame>
        <draw:frame draw:style-name="gr40" draw:text-style-name="P2" draw:id="id82" draw:layer="layout" svg:width="2.5cm" svg:height="0.513cm" svg:x="12.694cm" svg:y="13.999cm">
          <draw:text-box>
            <text:p text:style-name="P1"><text:span text:style-name="T1">entries[m+1]</text:span></text:p>
          </draw:text-box>
        </draw:frame>
        <draw:frame draw:style-name="gr40" draw:text-style-name="P2" draw:layer="layout" svg:width="2.5cm" svg:height="0.513cm" svg:x="12.694cm" svg:y="14.499cm">
          <draw:text-box>
            <text:p text:style-name="P1"><text:span text:style-name="T1">...</text:span></text:p>
          </draw:text-box>
        </draw:frame>
        <draw:frame draw:style-name="gr41" draw:text-style-name="P2" draw:id="id72" draw:layer="layout" svg:width="2.5cm" svg:height="0.513cm" svg:x="12.694cm" svg:y="14.999cm">
          <draw:text-box>
            <text:p text:style-name="P1"><text:span text:style-name="T1">entries[o]</text:span></text:p>
          </draw:text-box>
        </draw:frame>
        <draw:frame draw:style-name="gr41" draw:text-style-name="P2" draw:id="id84" draw:layer="layout" svg:width="2.5cm" svg:height="0.513cm" svg:x="12.694cm" svg:y="15.499cm">
          <draw:text-box>
            <text:p text:style-name="P1"><text:span text:style-name="T1">entries[o+1]</text:span></text:p>
          </draw:text-box>
        </draw:frame>
        <draw:frame draw:style-name="gr41" draw:text-style-name="P2" draw:layer="layout" svg:width="2.5cm" svg:height="0.513cm" svg:x="12.694cm" svg:y="15.999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19.194cm" svg:y="16.973cm">
          <draw:text-box>
            <text:p text:style-name="P1"><text:span text:style-name="T1">mtab</text:span></text:p>
          </draw:text-box>
        </draw:frame>
        <draw:frame draw:style-name="gr4" draw:text-style-name="P3" draw:id="id80" draw:layer="layout" svg:width="2.5cm" svg:height="1.025cm" svg:x="19.194cm" svg:y="15.973cm">
          <draw:text-box>
            <text:p text:style-name="P3">_BClass</text:p>
          </draw:text-box>
        </draw:frame>
        <draw:frame draw:style-name="gr3" draw:text-style-name="P2" draw:layer="layout" svg:width="2.5cm" svg:height="0.513cm" svg:x="19.194cm" svg:y="17.473cm">
          <draw:text-box>
            <text:p text:style-name="P1"><text:span text:style-name="T1">...</text:span></text:p>
          </draw:text-box>
        </draw:frame>
        <draw:frame draw:style-name="gr3" draw:text-style-name="P2" draw:layer="layout" svg:width="2.5cm" svg:height="0.513cm" svg:x="19.194cm" svg:y="17.986cm">
          <draw:text-box>
            <text:p text:style-name="P1"><text:span text:style-name="T1">...</text:span></text:p>
          </draw:text-box>
        </draw:frame>
        <draw:connector draw:style-name="gr25" draw:layer="layout" svg:x1="15.194cm" svg:y1="12.255cm" svg:x2="23.444cm" svg:y2="13.973cm" draw:start-shape="id77" draw:start-glue-point="1" draw:end-shape="id78" draw:end-glue-point="0">
          <text:p text:style-name="P3"/>
        </draw:connector>
        <draw:connector draw:style-name="gr25" draw:layer="layout" svg:x1="15.194cm" svg:y1="13.755cm" svg:x2="20.444cm" svg:y2="15.973cm" draw:start-shape="id79" draw:start-glue-point="1" draw:end-shape="id80" draw:end-glue-point="0">
          <text:p text:style-name="P3"/>
        </draw:connector>
        <draw:frame draw:style-name="gr42" draw:text-style-name="P3" draw:id="id81" draw:layer="layout" svg:width="3.5cm" svg:height="1cm" svg:x="6.694cm" svg:y="12.999cm">
          <draw:text-box>
            <text:p text:style-name="P3">Methods introduced by BClass</text:p>
          </draw:text-box>
        </draw:frame>
        <draw:frame draw:style-name="gr43" draw:text-style-name="P3" draw:id="id83" draw:layer="layout" svg:width="3.5cm" svg:height="1cm" svg:x="6.694cm" svg:y="14.499cm">
          <draw:text-box>
            <text:p text:style-name="P3">Methods introduced by CClass</text:p>
          </draw:text-box>
        </draw:frame>
        <draw:connector draw:style-name="gr35" draw:layer="layout" draw:type="curve" svg:x1="10.194cm" svg:y1="13.499cm" svg:x2="12.694cm" svg:y2="14.255cm" draw:start-shape="id81" draw:start-glue-point="1" draw:end-shape="id82" draw:end-glue-point="3">
          <text:p text:style-name="P3"/>
        </draw:connector>
        <draw:connector draw:style-name="gr35" draw:layer="layout" draw:type="curve" svg:x1="10.194cm" svg:y1="14.999cm" svg:x2="12.694cm" svg:y2="15.755cm" draw:start-shape="id83" draw:start-glue-point="1" draw:end-shape="id84" draw:end-glue-point="3">
          <text:p text:style-name="P3"/>
        </draw:connector>
        <draw:frame draw:style-name="gr44" draw:text-style-name="P3" draw:id="id85" draw:layer="layout" svg:width="2.5cm" svg:height="1.5cm" svg:x="1.694cm" svg:y="18.499cm">
          <draw:text-box>
            <text:p text:style-name="P3">NOMObject</text:p>
            <text:p text:style-name="P3"/>
            <text:p text:style-name="P3">(Root)</text:p>
          </draw:text-box>
        </draw:frame>
        <draw:frame draw:style-name="gr45" draw:text-style-name="P3" draw:id="id86" draw:layer="layout" svg:width="2.5cm" svg:height="0.5cm" svg:x="5.694cm" svg:y="18.999cm">
          <draw:text-box>
            <text:p text:style-name="P3">AClass</text:p>
          </draw:text-box>
        </draw:frame>
        <draw:frame draw:style-name="gr45" draw:text-style-name="P3" draw:id="id87" draw:layer="layout" svg:width="2.5cm" svg:height="0.5cm" svg:x="9.694cm" svg:y="18.999cm">
          <draw:text-box>
            <text:p text:style-name="P3">BClass</text:p>
          </draw:text-box>
        </draw:frame>
        <draw:frame draw:style-name="gr45" draw:text-style-name="P3" draw:id="id88" draw:layer="layout" svg:width="2.5cm" svg:height="0.5cm" svg:x="13.694cm" svg:y="18.999cm">
          <draw:text-box>
            <text:p text:style-name="P3">CClass</text:p>
          </draw:text-box>
        </draw:frame>
        <draw:connector draw:style-name="gr25" draw:layer="layout" svg:x1="4.194cm" svg:y1="19.249cm" svg:x2="5.694cm" svg:y2="19.249cm" draw:start-shape="id85" draw:start-glue-point="1" draw:end-shape="id86" draw:end-glue-point="3">
          <text:p text:style-name="P3"/>
        </draw:connector>
        <draw:connector draw:style-name="gr25" draw:layer="layout" svg:x1="8.194cm" svg:y1="19.249cm" svg:x2="9.694cm" svg:y2="19.249cm" draw:start-shape="id86" draw:start-glue-point="1" draw:end-shape="id87" draw:end-glue-point="3">
          <text:p text:style-name="P3"/>
        </draw:connector>
        <draw:connector draw:style-name="gr25" draw:layer="layout" svg:x1="12.194cm" svg:y1="19.249cm" svg:x2="13.694cm" svg:y2="19.249cm" draw:start-shape="id87" draw:start-glue-point="1" draw:end-shape="id88" draw:end-glue-point="3">
          <text:p text:style-name="P3"/>
        </draw:connector>
        <draw:frame draw:style-name="gr46" draw:text-style-name="P8" draw:layer="layout" svg:width="4cm" svg:height="0.5cm" svg:x="1.694cm" svg:y="17.499cm">
          <draw:text-box>
            <text:p text:style-name="P8">Class hierarchy:</text:p>
          </draw:text-box>
        </draw:frame>
        <draw:frame draw:style-name="gr47" draw:text-style-name="P3" draw:layer="layout" svg:width="3cm" svg:height="1cm" svg:x="22.194cm" svg:y="5.499cm">
          <draw:text-box>
            <text:p text:style-name="P3">Class object</text:p>
            <text:p text:style-name="P3">(metaclas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WarpSans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00b8ff" draw:fill-gradient-name="Gradient_20_7" draw:fill-hatch-name="Hatch_20_46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499cm" fo:margin-bottom="0.19cm" fo:margin-left="0.694cm" fo:margin-right="0.61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Chris Wohlgemuth</meta:initial-creator>
    <meta:creation-date>2006-05-01T18:02:31</meta:creation-date>
    <dc:creator>Cinc</dc:creator>
    <dc:date>2008-04-20T13:13:24</dc:date>
    <dc:language>de-DE</dc:language>
    <meta:editing-cycles>52</meta:editing-cycles>
    <meta:editing-duration>PT8H53M36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